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159cm" fo:margin-left="0.43cm" fo:margin-right="0.409cm" table:align="margins" style:writing-mode="lr-tb"/>
    </style:style>
    <style:style style:name="Tabla2.A" style:family="table-column">
      <style:table-column-properties style:column-width="9.551cm" style:rel-column-width="38735*"/>
    </style:style>
    <style:style style:name="Tabla2.B" style:family="table-column">
      <style:table-column-properties style:column-width="6.608cm" style:rel-column-width="26800*"/>
    </style:style>
    <style:style style:name="Tabla2.1" style:family="table-row">
      <style:table-row-properties style:min-row-height="0.714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fo:keep-together="auto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5" style:family="table-row">
      <style:table-row-properties fo:keep-together="auto"/>
    </style:style>
    <style:style style:name="Tabla3" style:family="table">
      <style:table-properties style:width="16.159cm" fo:margin-left="0.39cm" fo:margin-right="0.45cm" table:align="margins" style:writing-mode="lr-tb"/>
    </style:style>
    <style:style style:name="Tabla3.A" style:family="table-column">
      <style:table-column-properties style:column-width="6.983cm" style:rel-column-width="28319*"/>
    </style:style>
    <style:style style:name="Tabla3.B" style:family="table-column">
      <style:table-column-properties style:column-width="9.176cm" style:rel-column-width="37216*"/>
    </style:style>
    <style:style style:name="Tabla3.1" style:family="table-row">
      <style:table-row-properties style:min-row-height="0.591cm"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3" style:family="table-row">
      <style:table-row-properties fo:keep-together="auto"/>
    </style:style>
    <style:style style:name="Tabla3.4" style:family="table-row">
      <style:table-row-properties fo:keep-together="auto"/>
    </style:style>
    <style:style style:name="Tabla3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3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.5" style:family="table-row">
      <style:table-row-properties style:min-row-height="0.848cm" fo:keep-together="auto"/>
    </style:style>
    <style:style style:name="Tabla4" style:family="table">
      <style:table-properties style:width="16.155cm" fo:margin-left="0.407cm" fo:margin-right="0.436cm" table:align="margins" style:writing-mode="lr-tb"/>
    </style:style>
    <style:style style:name="Tabla4.A" style:family="table-column">
      <style:table-column-properties style:column-width="16.155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159cm" fo:margin-left="0.39cm" fo:margin-right="0.45cm" table:align="margins" style:writing-mode="lr-tb"/>
    </style:style>
    <style:style style:name="Tabla5.A" style:family="table-column">
      <style:table-column-properties style:column-width="16.15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6.155cm" fo:margin-left="0.407cm" fo:margin-right="0.436cm" table:align="margins" style:writing-mode="lr-tb"/>
    </style:style>
    <style:style style:name="Tabla6.A" style:family="table-column">
      <style:table-column-properties style:column-width="16.155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text-properties fo:color="#000000" style:font-name="ARIAL" fo:font-weight="bold" style:font-weight-asian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color="#000000" style:font-name="ARIAL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000000" style:font-name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fo:color="#000000" style:font-name="ARIAL" fo:font-weight="normal" style:font-weight-asian="normal" style:font-weight-complex="normal"/>
    </style:style>
    <style:style style:name="P9" style:family="paragraph" style:parent-style-name="Standard">
      <style:paragraph-properties style:snap-to-layout-grid="false"/>
      <style:text-properties fo:color="#000000" style:font-name="ARIAL"/>
    </style:style>
    <style:style style:name="P10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1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2" style:family="paragraph" style:parent-style-name="UC_5f_NormalAzul">
      <style:paragraph-properties fo:margin-left="0.953cm" fo:margin-right="0cm" fo:text-align="justify" style:justify-single-word="false" fo:hyphenation-ladder-count="no-limit" fo:text-indent="0cm" style:auto-text-indent="false" style:snap-to-layout-grid="false"/>
      <style:text-properties fo:color="#000000" style:font-name="ARIAL" fo:hyphenate="true" fo:hyphenation-remain-char-count="2" fo:hyphenation-push-char-count="2"/>
    </style:style>
    <style:style style:name="P13" style:family="paragraph" style:parent-style-name="Table_20_Contents">
      <style:text-properties fo:color="#000000" style:font-name="ARIAL"/>
    </style:style>
    <style:style style:name="P14" style:family="paragraph" style:parent-style-name="Table_20_Contents">
      <style:paragraph-properties fo:text-align="justify" style:justify-single-word="false" style:snap-to-layout-grid="false"/>
      <style:text-properties fo:color="#000000" style:font-name="ARIAL"/>
    </style:style>
    <style:style style:name="P15" style:family="paragraph" style:parent-style-name="Table_20_Contents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6" style:family="paragraph" style:parent-style-name="Table_20_Contents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7" style:family="paragraph" style:parent-style-name="Table_20_Contents" style:list-style-name="L1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8" style:family="paragraph" style:parent-style-name="Table_20_Contents" style:list-style-name="L1">
      <style:paragraph-properties fo:text-align="justify" style:justify-single-word="false" fo:hyphenation-ladder-count="no-limit" style:shadow="none">
        <style:tab-stops>
          <style:tab-stop style:position="0.953cm"/>
        </style:tab-stops>
      </style:paragraph-properties>
      <style:text-properties fo:color="#000000" style:font-name="ARIAL" fo:font-style="normal" fo:font-weight="normal" style:font-style-asian="normal" style:font-weight-asian="normal" style:font-style-complex="normal" style:font-weight-complex="bold" fo:hyphenate="true" fo:hyphenation-remain-char-count="2" fo:hyphenation-push-char-count="2"/>
    </style:style>
    <style:style style:name="P19" style:family="paragraph" style:parent-style-name="Standard" style:master-page-name="Standard">
      <style:paragraph-properties fo:margin-top="0.3cm" fo:margin-bottom="0.3cm" fo:text-align="justify" style:justify-single-word="false" style:page-number="auto" fo:background-color="transparent">
        <style:tab-stops/>
        <style:background-image/>
      </style:paragraph-properties>
      <style:text-properties fo:color="#000000" style:font-name="ARIAL"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ARIAL" fo:font-size="12pt" fo:font-weight="bold" style:font-weight-asian="bold" style:font-weight-complex="normal"/>
    </style:style>
    <style:style style:name="T6" style:family="text">
      <style:text-properties fo:color="#000000" style:font-name="ARIAL" fo:font-size="12pt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style-complex="italic" style:font-weight-complex="normal"/>
    </style:style>
    <style:style style:name="T9" style:family="text">
      <style:text-properties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Buscar Fase.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Nombre del Caso de Uso: <text:span text:style-name="T7">Buscar</text:span> <text:span text:style-name="T7"><text:s/>Fase.</text:span></text:p>
          </table:table-cell>
          <table:table-cell table:style-name="Tabla2.B1" office:value-type="string">
            <text:p text:style-name="P5">Nro. de Caso de Uso: <text:span text:style-name="T7">CU 53</text:span></text:p>
          </table:table-cell>
        </table:table-row>
        <table:table-row table:style-name="Tabla2.2">
          <table:table-cell table:style-name="Tabla2.B1" table:number-columns-spanned="2" office:value-type="string">
            <text:p text:style-name="P7"><text:span text:style-name="T3">Actor Principal:</text:span> Líder del Proyecto.</text:p>
          </table:table-cell>
          <table:covered-table-cell/>
        </table:table-row>
        <table:table-row table:style-name="Tabla2.3">
          <table:table-cell table:style-name="Tabla2.B1" table:number-columns-spanned="2" office:value-type="string">
            <text:p text:style-name="P7"><text:span text:style-name="T3">Objetivo:</text:span> Permite buscar una fase específica.</text:p>
          </table:table-cell>
          <table:covered-table-cell/>
        </table:table-row>
        <table:table-row table:style-name="Tabla2.4">
          <table:table-cell table:style-name="Tabla2.B1" table:number-columns-spanned="2" office:value-type="string">
            <text:p text:style-name="P5">Pre-Condiciones:</text:p>
            <text:p text:style-name="P7">1 <text:span text:style-name="T7">– El </text:span><text:span text:style-name="T7">Líder del Proyecto</text:span><text:span text:style-name="T7"> debe estar registrado en el sistema.</text:span></text:p>
            <text:p text:style-name="P8">2 – El Líder del Proyecto debe haber iniciado sesión en el sistema.</text:p>
            <text:p text:style-name="P8">3 – Debe existir al menos una Fase registrada.</text:p>
          </table:table-cell>
          <table:covered-table-cell/>
        </table:table-row>
        <table:table-row table:style-name="Tabla2.5">
          <table:table-cell table:style-name="Tabla2.B1" table:number-columns-spanned="2" office:value-type="string">
            <text:p text:style-name="P5">Post- Condiciones:</text:p>
            <text:p text:style-name="P7">1 <text:span text:style-name="T7">– </text:span>Se visualiza información completa de una Fase en particular.</text:p>
          </table:table-cell>
          <table:covered-table-cell/>
        </table:table-row>
      </table:table>
      <text:p text:style-name="P2"><text:span text:style-name="T5">Diagramas de casos de uso relacionados: </text:span><text:span text:style-name="UC_5f_NormalAzul_20_Car"><text:span text:style-name="T6">Diagrama de Casos de Uso de Módulo de Desarrollo.</text:span></text:span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11">CURSO NORMAL (Camino Exitoso) </text:p>
            <text:p text:style-name="P4"/>
          </table:table-cell>
          <table:covered-table-cell/>
        </table:table-row>
        <table:table-row table:style-name="Tabla3.1">
          <table:table-cell table:style-name="Tabla3.A2" office:value-type="string">
            <text:p text:style-name="P6">Usuario</text:p>
          </table:table-cell>
          <table:table-cell table:style-name="Tabla3.A1" office:value-type="string">
            <text:p text:style-name="P6">Sistema</text:p>
          </table:table-cell>
        </table:table-row>
        <table:table-row table:style-name="Tabla3.3">
          <table:table-cell table:style-name="Tabla3.A2" office:value-type="string">
            <text:p text:style-name="P14">1 – Selecciona la opción Administrar Fase.</text:p>
          </table:table-cell>
          <table:table-cell table:style-name="Tabla3.A1" office:value-type="string">
            <text:p text:style-name="P15">2 – El Sistema despliega en pantalla todas las Fases registradas pertenecientes al proyecto actual, junto con los posibles filtros de búsqueda.</text:p>
          </table:table-cell>
        </table:table-row>
        <table:table-row table:style-name="Tabla3.4">
          <table:table-cell table:style-name="Tabla3.A4" office:value-type="string">
            <text:p text:style-name="P14">3 – Ingresa el patron de búsqueda por el tipo de filtro que desea</text:p>
          </table:table-cell>
          <table:table-cell table:style-name="Tabla3.B4" office:value-type="string">
            <text:p text:style-name="P15"/>
          </table:table-cell>
        </table:table-row>
        <table:table-row table:style-name="Tabla3.5">
          <table:table-cell table:style-name="Tabla3.A2" office:value-type="string">
            <text:p text:style-name="P15"><text:s/></text:p>
          </table:table-cell>
          <table:table-cell table:style-name="Tabla3.A1" office:value-type="string">
            <text:p text:style-name="P15">4 – El Sistema realiza la búsqueda y despliega los resultados en una tabla.</text:p>
          </table:table-cell>
        </table:table-row>
        <table:table-row table:style-name="Tabla3.5">
          <table:table-cell table:style-name="Tabla3.A4" office:value-type="string">
            <text:p text:style-name="P15">6 – El usuario puede seleccionar un registro de la tabla de resultados</text:p>
          </table:table-cell>
          <table:table-cell table:style-name="Tabla3.B4" office:value-type="string">
            <text:p text:style-name="P7">7- Despliega los datos del registro solicitado</text:p>
          </table:table-cell>
        </table:table-row>
        <table:table-row table:style-name="Tabla3.5">
          <table:table-cell table:style-name="Tabla3.A4" office:value-type="string">
            <text:p text:style-name="P15">7 – Selecciona Salir</text:p>
          </table:table-cell>
          <table:table-cell table:style-name="Tabla3.B4" office:value-type="string">
            <text:p text:style-name="P7"/>
          </table:table-cell>
        </table:table-row>
      </table:table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ALTERNATIVAS (Camino exitoso)</text:p>
          </table:table-cell>
        </table:table-row>
        <table:table-row table:style-name="Tabla4.1">
          <table:table-cell table:style-name="Tabla4.A1" office:value-type="string">
            <text:list xml:id="list1773300117" text:style-name="WW8Num8">
              <text:list-header>
                <text:p text:style-name="P16">A1. Cancelar consultar Tipo de ítem.</text:p>
              </text:list-header>
            </text:list>
            <text:p text:style-name="P12"><text:span text:style-name="T9">El Líder de Proyecto dispone de la opción </text:span><text:span text:style-name="T8">Cancelar en todo momento</text:span><text:span text:style-name="T9">, en cuyo caso se cierra el formulario de consulta.</text:span></text:p>
          </table:table-cell>
        </table:table-row>
      </table:table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>EXCEPCIONES</text:p>
          </table:table-cell>
        </table:table-row>
        <table:table-row table:style-name="Tabla5.1">
          <table:table-cell table:style-name="Tabla5.A1" office:value-type="string">
            <text:list xml:id="list2187705488" text:style-name="L1">
              <text:list-header>
                <text:p text:style-name="P17"/>
              </text:list-header>
            </text:list>
            <text:list xml:id="list1830292898" text:continue-list="list1773300117" text:style-name="WW8Num8">
              <text:list-header>
                <text:p text:style-name="P16">E1. Servidor Web no disponible.</text:p>
              </text:list-header>
            </text:list>
            <text:list xml:id="list1978460283" text:continue-list="list2187705488" text:style-name="L1">
              <text:list-header>
                <text:p text:style-name="P18">Si el Sistema no puede interactuar con el Servidor Web para la Consulta de Fase, el usuario debe ser notificado por medio de un mensaje.</text:p>
              </text:list-header>
            </text:list>
          </table:table-cell>
        </table:table-row>
      </table:table>
      <text:p text:style-name="P3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3"><text:span text:style-name="T4">Asociaciones de Extensión:</text:span> Administrar <text:s/>Fase.</text:p>
          </table:table-cell>
        </table:table-row>
        <table:table-row table:style-name="Tabla6.1">
          <table:table-cell table:style-name="Tabla6.A1" office:value-type="string">
            <text:p text:style-name="P13"><text:span text:style-name="T4">Asociaciones de Inclusión:</text:span> Ninguna.</text:p>
          </table:table-cell>
        </table:table-row>
        <table:table-row table:style-name="Tabla6.1">
          <table:table-cell table:style-name="Tabla6.A3" office:value-type="string">
            <text:p text:style-name="P9"><text:span text:style-name="T4">Casos de Uso donde se incluye:</text:span> Ninguno. </text:p>
          </table:table-cell>
        </table:table-row>
        <table:table-row table:style-name="Tabla6.1">
          <table:table-cell table:style-name="Tabla6.A3" office:value-type="string">
            <text:p text:style-name="P9"><text:span text:style-name="T4">Casos de Uso al que extiende:</text:span> Administrar Fase</text:p>
          </table:table-cell>
        </table:table-row>
        <table:table-row table:style-name="Tabla6.1">
          <table:table-cell table:style-name="Tabla6.A1" office:value-type="string">
            <text:p text:style-name="P9"><text:span text:style-name="T4">Caso de Uso de Generalización:</text:span> Ninguno.</text:p>
          </table:table-cell>
        </table:table-row>
        <table:table-row table:style-name="Tabla6.1">
          <table:table-cell table:style-name="Tabla6.A3" office:value-type="string">
            <text:p text:style-name="P9"><text:span text:style-name="T4">Requerimientos Funcionales Asociados:</text:span> RF181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9M1S</meta:editing-duration>
    <meta:editing-cycles>92</meta:editing-cycles>
    <meta:generator>LibreOffice/3.5$Linux_x86 LibreOffice_project/350m1$Build-2</meta:generator>
    <dc:date>2013-03-22T23:35:45</dc:date>
    <dc:creator>elena </dc:creator>
    <meta:document-statistic meta:table-count="5" meta:image-count="0" meta:object-count="0" meta:page-count="1" meta:paragraph-count="36" meta:word-count="283" meta:character-count="1719" meta:non-whitespace-character-count="1466"/>
    <meta:user-defined meta:name="Info 1"/>
    <meta:user-defined meta:name="Info 2"/>
    <meta:user-defined meta:name="Info 3"/>
    <meta:user-defined meta:name="Info 4"/>
  </office:meta>
</office:document-meta>
</file>